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Inconsolata" svg:font-family="Inconsolata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7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0"/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Level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row table:style-name="ro1">
          <table:table-cell table:style-name="ce1" office:value-type="string">
            <text:p>P</text:p>
          </table:table-cell>
          <table:table-cell table:style-name="ce3" office:value-type="float" office:value="4">
            <text:p>4</text:p>
          </table:table-cell>
          <table:table-cell/>
          <table:table-cell table:style-name="ce5" office:value-type="string">
            <text:p>L</text:p>
          </table:table-cell>
          <table:table-cell table:style-name="ce5" office:value-type="string">
            <text:p>Balgo</text:p>
          </table:table-cell>
          <table:table-cell table:style-name="ce5" office:value-type="string">
            <text:p>FMA</text:p>
          </table:table-cell>
          <table:table-cell table:style-name="ce5" office:value-type="string">
            <text:p>Diff</text:p>
          </table:table-cell>
        </table:table-row>
        <table:table-row table:style-name="ro1">
          <table:table-cell table:style-name="ce2" office:value-type="string">
            <text:p>Particles</text:p>
          </table:table-cell>
          <table:table-cell table:style-name="ce4" office:value-type="float" office:value="5000">
            <text:p>500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3040.9217181972">
            <text:p>13040.9217181972</text:p>
          </table:table-cell>
          <table:table-cell table:formula="of:=ABS([.E2]-[.F2])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3040.9217181972">
            <text:p>13040.9217181972</text:p>
          </table:table-cell>
          <table:table-cell office:value-type="float" office:value="13040.8516018564">
            <text:p>13040.8516018564</text:p>
          </table:table-cell>
          <table:table-cell table:formula="of:=ABS([.E3]-[.F3])" office:value-type="float" office:value="0.0701163407902641">
            <text:p>0.0701163408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3040.9217181972">
            <text:p>13040.9217181972</text:p>
          </table:table-cell>
          <table:table-cell office:value-type="float" office:value="13040.847225492">
            <text:p>13040.847225492</text:p>
          </table:table-cell>
          <table:table-cell table:formula="of:=ABS([.E4]-[.F4])" office:value-type="float" office:value="0.0744927051637205">
            <text:p>0.0744927052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3040.9217181972">
            <text:p>13040.9217181972</text:p>
          </table:table-cell>
          <table:table-cell office:value-type="float" office:value="13040.846111789">
            <text:p>13040.846111789</text:p>
          </table:table-cell>
          <table:table-cell table:formula="of:=ABS([.E5]-[.F5])" office:value-type="float" office:value="0.0756064082052035">
            <text:p>0.0756064082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3040.9217181972">
            <text:p>13040.9217181972</text:p>
          </table:table-cell>
          <table:table-cell office:value-type="float" office:value="13040.8458972767">
            <text:p>13040.8458972767</text:p>
          </table:table-cell>
          <table:table-cell table:formula="of:=ABS([.E6]-[.F6])" office:value-type="float" office:value="0.0758209205050662">
            <text:p>0.0758209205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3040.9217181972">
            <text:p>13040.9217181972</text:p>
          </table:table-cell>
          <table:table-cell office:value-type="float" office:value="13040.8458326181">
            <text:p>13040.8458326181</text:p>
          </table:table-cell>
          <table:table-cell table:formula="of:=ABS([.E7]-[.F7])" office:value-type="float" office:value="0.0758855790536472">
            <text:p>0.0758855791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13040.9217181972">
            <text:p>13040.9217181972</text:p>
          </table:table-cell>
          <table:table-cell office:value-type="float" office:value="13040.8458093692">
            <text:p>13040.8458093692</text:p>
          </table:table-cell>
          <table:table-cell table:formula="of:=ABS([.E8]-[.F8])" office:value-type="float" office:value="0.0759088279846765">
            <text:p>0.075908828</text:p>
          </table:table-cell>
        </table:table-row>
      </table:table>
      <table:table table:name="Terms" table:style-name="ta1">
        <table:table-column table:style-name="co2" table:number-columns-repeated="4" table:default-cell-style-name="Default"/>
        <table:table-column table:style-name="co3" table:number-columns-repeated="2" table:default-cell-style-name="ce7"/>
        <table:table-column table:style-name="co2" table:default-cell-style-name="Default"/>
        <table:table-row table:style-name="ro1">
          <table:table-cell table:style-name="ce1" office:value-type="string">
            <text:p>L</text:p>
          </table:table-cell>
          <table:table-cell table:style-name="ce3" office:value-type="float" office:value="4">
            <text:p>4</text:p>
          </table:table-cell>
          <table:table-cell/>
          <table:table-cell table:style-name="ce5" office:value-type="string">
            <text:p>P</text:p>
          </table:table-cell>
          <table:table-cell table:style-name="ce5" office:value-type="string">
            <text:p>Balgo</text:p>
          </table:table-cell>
          <table:table-cell table:style-name="ce5" office:value-type="string">
            <text:p>FMA</text:p>
          </table:table-cell>
          <table:table-cell table:style-name="ce5" office:value-type="string">
            <text:p>Diff</text:p>
          </table:table-cell>
        </table:table-row>
        <table:table-row table:style-name="ro1">
          <table:table-cell table:style-name="ce2" office:value-type="string">
            <text:p>Particles</text:p>
          </table:table-cell>
          <table:table-cell table:style-name="ce4" office:value-type="float" office:value="5000">
            <text:p>5000</text:p>
          </table:table-cell>
          <table:table-cell/>
          <table:table-cell office:value-type="float" office:value="4">
            <text:p>4</text:p>
          </table:table-cell>
          <table:table-cell office:value-type="float" office:value="13040.921718197">
            <text:p>13040.921718197000000</text:p>
          </table:table-cell>
          <table:table-cell office:value-type="float" office:value="13040.846111789">
            <text:p>13040.846111789000000</text:p>
          </table:table-cell>
          <table:table-cell table:formula="of:=ABS([.E2]-[.F2])" office:value-type="float" office:value="0.0756064080069336">
            <text:p>0.075606408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3040.9217181972">
            <text:p>13040.921718197200000</text:p>
          </table:table-cell>
          <table:table-cell office:value-type="float" office:value="13040.9217662927">
            <text:p>13040.921766292700000</text:p>
          </table:table-cell>
          <table:table-cell table:formula="of:=ABS([.E3]-[.F3])" office:value-type="float" office:value="0.0000480955222883495">
            <text:p>4.80955222883495E-005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13040.9217181972">
            <text:p>13040.921718197200000</text:p>
          </table:table-cell>
          <table:table-cell office:value-type="float" office:value="13040.9217438249">
            <text:p>13040.921743824900000</text:p>
          </table:table-cell>
          <table:table-cell table:formula="of:=ABS([.E4]-[.F4])" office:value-type="float" office:value="0.0000256277035077801">
            <text:p>2.56277035077801E-005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13040.9217181972">
            <text:p>13040.921718197200000</text:p>
          </table:table-cell>
          <table:table-cell office:value-type="float" office:value="13040.9217190534">
            <text:p>13040.921719053400000</text:p>
          </table:table-cell>
          <table:table-cell table:formula="of:=ABS([.E5]-[.F5])" office:value-type="float" office:value="0.000000856245605973527">
            <text:p>8.56245605973527E-007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13040.9217181972">
            <text:p>13040.921718197200000</text:p>
          </table:table-cell>
          <table:table-cell office:value-type="float" office:value="13040.9217182269">
            <text:p>13040.921718226900000</text:p>
          </table:table-cell>
          <table:table-cell table:formula="of:=ABS([.E6]-[.F6])" office:value-type="float" office:value="0.00000002967135515064">
            <text:p>2.967135515064E-008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13040.9217181972">
            <text:p>13040.921718197200000</text:p>
          </table:table-cell>
          <table:table-cell office:value-type="float" office:value="13040.9217181846">
            <text:p>13040.921718184600000</text:p>
          </table:table-cell>
          <table:table-cell table:formula="of:=ABS([.E7]-[.F7])" office:value-type="float" office:value="0.00000001255284587387">
            <text:p>1.255284587387E-008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13040.9217181972">
            <text:p>13040.921718197200000</text:p>
          </table:table-cell>
          <table:table-cell office:value-type="float" office:value="13040.9217181947">
            <text:p>13040.921718194700000</text:p>
          </table:table-cell>
          <table:table-cell table:formula="of:=ABS([.E8]-[.F8])" office:value-type="float" office:value="0.00000000249201548285782">
            <text:p>2.49201548285782E-009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office:value-type="float" office:value="0.921718197244">
            <text:p>0.921718197244000</text:p>
          </table:table-cell>
          <table:table-cell office:value-type="float" office:value="0.921718197198">
            <text:p>0.921718197198000</text:p>
          </table:table-cell>
          <table:table-cell table:formula="of:=ABS([.E9]-[.F9])" office:value-type="float" office:value="0.0000000000459999816015966">
            <text:p>4.59999816015966E-011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921718197196">
            <text:p>0.921718197196000</text:p>
          </table:table-cell>
          <table:table-cell table:style-name="ce8" office:value-type="float" office:value="0.921718197198">
            <text:p>0.921718197198000</text:p>
          </table:table-cell>
          <table:table-cell table:formula="of:=ABS([.E10]-[.F10])" office:value-type="float" office:value="0.00000000000199984473425729">
            <text:p>1.99984473425729E-012</text:p>
          </table:table-cell>
        </table:table-row>
      </table:table>
      <table:table table:name="Levels vs. Particles" table:style-name="ta1">
        <table:table-column table:style-name="co2" table:number-columns-repeated="4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row table:style-name="ro1">
          <table:table-cell table:style-name="ce1" office:value-type="string">
            <text:p>P</text:p>
          </table:table-cell>
          <table:table-cell table:style-name="ce3" office:value-type="float" office:value="4">
            <text:p>4</text:p>
          </table:table-cell>
          <table:table-cell/>
          <table:table-cell table:style-name="ce5" office:value-type="string">
            <text:p>P</text:p>
          </table:table-cell>
          <table:table-cell table:style-name="ce5" office:value-type="string">
            <text:p>Balgo</text:p>
          </table:table-cell>
          <table:table-cell table:style-name="ce5" office:value-type="string">
            <text:p>FMA</text:p>
          </table:table-cell>
          <table:table-cell table:style-name="ce5" office:value-type="string">
            <text:p>Diff</text:p>
          </table:table-cell>
        </table:table-row>
        <table:table-row table:style-name="ro1">
          <table:table-cell table:style-name="ce9" office:value-type="string">
            <text:p>L</text:p>
          </table:table-cell>
          <table:table-cell table:style-name="ce10" office:value-type="float" office:value="3">
            <text:p>3</text:p>
          </table:table-cell>
          <table:table-cell/>
          <table:table-cell office:value-type="float" office:value="5000">
            <text:p>5000</text:p>
          </table:table-cell>
          <table:table-cell office:value-type="float" office:value="13040.9217181972">
            <text:p>13040.9217181972</text:p>
          </table:table-cell>
          <table:table-cell office:value-type="float" office:value="13040.8516018564">
            <text:p>13040.8516018564</text:p>
          </table:table-cell>
          <table:table-cell table:formula="of:=ABS([.E2]-[.F2])" office:value-type="float" office:value="0.0701163407902641">
            <text:p>0.0701163408</text:p>
          </table:table-cell>
        </table:table-row>
        <table:table-row table:style-name="ro1">
          <table:table-cell table:style-name="ce2"/>
          <table:table-cell table:style-name="ce4"/>
          <table:table-cell/>
          <table:table-cell office:value-type="float" office:value="7500">
            <text:p>7500</text:p>
          </table:table-cell>
          <table:table-cell office:value-type="float" office:value="19841.9006606289">
            <text:p>19841.9006606289</text:p>
          </table:table-cell>
          <table:table-cell office:value-type="float" office:value="19841.795326357">
            <text:p>19841.795326357</text:p>
          </table:table-cell>
          <table:table-cell table:formula="of:=ABS([.E3]-[.F3])" office:value-type="float" office:value="0.105334271924221">
            <text:p>0.1053342719</text:p>
          </table:table-cell>
        </table:table-row>
        <table:table-row table:style-name="ro1">
          <table:table-cell table:number-columns-repeated="3"/>
          <table:table-cell office:value-type="float" office:value="10000">
            <text:p>10000</text:p>
          </table:table-cell>
          <table:table-cell office:value-type="float" office:value="26126.9921016598">
            <text:p>26126.9921016598</text:p>
          </table:table-cell>
          <table:table-cell office:value-type="float" office:value="26126.8587609429">
            <text:p>26126.8587609429</text:p>
          </table:table-cell>
          <table:table-cell table:formula="of:=ABS([.E4]-[.F4])" office:value-type="float" office:value="0.133340716889506">
            <text:p>0.1333407169</text:p>
          </table:table-cell>
        </table:table-row>
        <table:table-row table:style-name="ro1">
          <table:table-cell table:number-columns-repeated="3"/>
          <table:table-cell office:value-type="float" office:value="12500">
            <text:p>12500</text:p>
          </table:table-cell>
          <table:table-cell office:value-type="float" office:value="32987.1113775424">
            <text:p>32987.1113775424</text:p>
          </table:table-cell>
          <table:table-cell office:value-type="float" office:value="32987.2823513444">
            <text:p>32987.2823513444</text:p>
          </table:table-cell>
          <table:table-cell table:formula="of:=ABS([.E5]-[.F5])" office:value-type="float" office:value="0.170973802029039">
            <text:p>0.170973802</text:p>
          </table:table-cell>
        </table:table-row>
        <table:table-row table:style-name="ro1">
          <table:table-cell table:number-columns-repeated="3"/>
          <table:table-cell office:value-type="float" office:value="15000">
            <text:p>15000</text:p>
          </table:table-cell>
          <table:table-cell office:value-type="float" office:value="40821.192452113">
            <text:p>40821.192452113</text:p>
          </table:table-cell>
          <table:table-cell office:value-type="float" office:value="40820.9837909785">
            <text:p>40820.9837909785</text:p>
          </table:table-cell>
          <table:table-cell table:formula="of:=ABS([.E6]-[.F6])" office:value-type="float" office:value="0.208661134442082">
            <text:p>0.2086611344</text:p>
          </table:table-cell>
        </table:table-row>
        <table:table-row table:style-name="ro1">
          <table:table-cell table:number-columns-repeated="3"/>
          <table:table-cell office:value-type="float" office:value="17500">
            <text:p>17500</text:p>
          </table:table-cell>
          <table:table-cell office:value-type="float" office:value="47014.0259700001">
            <text:p>47014.0259700001</text:p>
          </table:table-cell>
          <table:table-cell office:value-type="float" office:value="47014.2694393405">
            <text:p>47014.2694393405</text:p>
          </table:table-cell>
          <table:table-cell table:formula="of:=ABS([.E7]-[.F7])" office:value-type="float" office:value="0.243469340428419">
            <text:p>0.2434693404</text:p>
          </table:table-cell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Inconsolata" svg:font-family="Inconsolata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5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22/10/2012</text:date>, <text:time>01:5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</meta:initial-creator>
    <meta:creation-date>2012-10-21T10:05:10</meta:creation-date>
    <dc:date>2012-10-22T01:51:13</dc:date>
    <dc:creator>josh </dc:creator>
    <meta:editing-duration>PT15H45M54S</meta:editing-duration>
    <meta:editing-cycles>7</meta:editing-cycles>
    <meta:generator>LibreOffice/3.4$Unix LibreOffice_project/340m1$Build-402</meta:generator>
    <meta:document-statistic meta:table-count="3" meta:cell-count="112" meta:object-count="0"/>
  </office:meta>
</office:document-meta>
</file>